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1.778cm" svg:y="7.785cm" presentation:class="title" presentation:user-transformed="true">
          <draw:text-box>
            <text:p text:style-name="P2"><text:span text:style-name="T1">Tema 9: </text:span><text:span text:style-name="T1"><text:line-break/></text:span><text:span text:style-name="T1">Arquitecturas de red </text:span><text:span text:style-name="T1"><text:line-break/></text:span><text:span text:style-name="T1">para multimedia</text:span></text:p>
          </draw:text-box>
        </draw:frame>
        <draw:frame presentation:style-name="pr2" draw:text-style-name="P4" draw:layer="layout" svg:width="23.211cm" svg:height="5.677cm" svg:x="2.443cm" svg:y="1.016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4-05T10:33:10.537349403</dc:date>
    <meta:editing-duration>P7DT21H6M53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